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rsid="000f74a0" officeooo:paragraph-rsid="000f74a0"/>
    </style:style>
    <style:style style:name="P2" style:family="paragraph" style:parent-style-name="Standard">
      <style:text-properties fo:font-size="15pt" officeooo:rsid="000f74a0" officeooo:paragraph-rsid="000f74a0" style:font-size-asian="15pt" style:font-size-complex="15pt"/>
    </style:style>
    <style:style style:name="P3" style:family="paragraph" style:parent-style-name="Standard">
      <style:text-properties fo:font-size="15pt" style:text-underline-style="solid" style:text-underline-width="auto" style:text-underline-color="font-color" officeooo:rsid="000f74a0" officeooo:paragraph-rsid="000f74a0" style:font-size-asian="15pt" style:font-size-complex="15pt"/>
    </style:style>
    <style:style style:name="P4" style:family="paragraph" style:parent-style-name="Standard">
      <style:text-properties fo:font-size="15pt" fo:font-weight="bold" officeooo:rsid="0013b4df" officeooo:paragraph-rsid="0013b4df" style:font-size-asian="15pt" style:font-weight-asian="bold" style:font-size-complex="15pt" style:font-weight-complex="bold"/>
    </style:style>
    <style:style style:name="P5" style:family="paragraph" style:parent-style-name="Standard" style:list-style-name="L1">
      <style:text-properties officeooo:rsid="0010b2b1" officeooo:paragraph-rsid="0010b2b1"/>
    </style:style>
    <style:style style:name="P6" style:family="paragraph" style:parent-style-name="Standard" style:list-style-name="L1">
      <style:text-properties officeooo:rsid="0012627e" officeooo:paragraph-rsid="0012627e"/>
    </style:style>
    <style:style style:name="P7" style:family="paragraph" style:parent-style-name="Standard" style:list-style-name="L1">
      <style:text-properties fo:font-weight="bold" officeooo:rsid="0012627e" officeooo:paragraph-rsid="0012627e" style:font-weight-asian="bold" style:font-weight-complex="bold"/>
    </style:style>
    <style:style style:name="P8" style:family="paragraph" style:parent-style-name="Standard" style:list-style-name="L1">
      <style:text-properties fo:font-weight="bold" officeooo:rsid="0013b4df" officeooo:paragraph-rsid="0013b4df" style:font-weight-asian="bold" style:font-weight-complex="bold"/>
    </style:style>
    <style:style style:name="P9" style:family="paragraph" style:parent-style-name="Standard">
      <style:text-properties fo:font-weight="bold" officeooo:rsid="0013b4df" officeooo:paragraph-rsid="0013b4df" style:font-weight-asian="bold" style:font-weight-complex="bold"/>
    </style:style>
    <style:style style:name="P10" style:family="paragraph" style:parent-style-name="Standard" style:list-style-name="L2">
      <style:text-properties fo:font-size="12pt" fo:font-weight="bold" officeooo:rsid="0013b4df" officeooo:paragraph-rsid="0013b4df" style:font-size-asian="10.5pt" style:font-weight-asian="bold" style:font-size-complex="12pt" style:font-weight-complex="bold"/>
    </style:style>
    <style:style style:name="P11" style:family="paragraph" style:parent-style-name="Standard" style:list-style-name="L2">
      <style:text-properties fo:font-size="12pt" fo:font-weight="bold" officeooo:rsid="001500a8" officeooo:paragraph-rsid="001500a8" style:font-size-asian="10.5pt" style:font-weight-asian="bold" style:font-size-complex="12pt" style:font-weight-complex="bold"/>
    </style:style>
    <style:style style:name="T1" style:family="text">
      <style:text-properties officeooo:rsid="0010b2b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G 9/17</text:p>
      <text:p text:style-name="P2">More on S.E.A.</text:p>
      <text:p text:style-name="P2"/>
      <text:list text:style-name="L1">
        <text:list-item>
          <text:p text:style-name="P1">Dravidian languages appear on southern India and parts of Sri Lanka, along with Brahul, which seems to lie away into the Pakistani Mountains</text:p>
        </text:list-item>
        <text:list-item>
          <text:p text:style-name="P1"><text:span text:style-name="T2">Retroflex</text:span> or “cerebral” consonants</text:p>
          <text:list>
            <text:list-item>
              <text:p text:style-name="P1">Tongue in the back in the roof of your mouth for /d/ and /t/ sounds <text:span text:style-name="T1">in retroflex position</text:span></text:p>
            </text:list-item>
            <text:list-item>
              <text:p text:style-name="P5">All Dravidian languages have these consonants, and Northern Indian IE languages have it too</text:p>
              <text:list>
                <text:list-item>
                  <text:p text:style-name="P5">Its likely All of India was Dravidian speaking. When the Sanskrit conquerors come, they start speaking Sanskrit with retroflex consonants. Thus, IE languages in the North speak with the retroflex consonants</text:p>
                </text:list-item>
              </text:list>
            </text:list-item>
          </text:list>
        </text:list-item>
        <text:list-item>
          <text:p text:style-name="P5">Tamil genders: rational and irrational. Child, abstract idea? Irrational. Man, deity? Rational</text:p>
        </text:list-item>
        <text:list-item>
          <text:p text:style-name="P5">Koro discovered (2010) <text:s/>in Northeast India</text:p>
          <text:list>
            <text:list-item>
              <text:p text:style-name="P5">There are probably other undiscovered langauges still out there</text:p>
            </text:list-item>
            <text:list-item>
              <text:p text:style-name="P5">Likely: New Guinea, Interior Asian Mountains where India, Tibet, China and Burma, Amazon</text:p>
            </text:list-item>
            <text:list-item>
              <text:p text:style-name="P6">The issue: Koro and Aka speakers live together, consider themselve sone ethnic group, so Koro was unidentified, people don’t identify as “Koro.”</text:p>
            </text:list-item>
          </text:list>
        </text:list-item>
        <text:list-item>
          <text:p text:style-name="P6"><text:span text:style-name="T2">Devanagari</text:span> script origionally used for Sanskrit</text:p>
          <text:list>
            <text:list-item>
              <text:p text:style-name="P7">Alpha-syllabary<text:span text:style-name="T3"> script</text:span></text:p>
            </text:list-item>
            <text:list-item>
              <text:p text:style-name="P7"><text:span text:style-name="T3">Around 2000 years old and used for 120 languages, 33 consonants 14 vowels, </text:span></text:p>
            </text:list-item>
            <text:list-item>
              <text:p text:style-name="P7"><text:span text:style-name="T3">Other Indian languages (Dravidian) have similar alpha-syllabic scripts,</text:span></text:p>
            </text:list-item>
            <text:list-item>
              <text:p text:style-name="P7"><text:span text:style-name="T3">but not Devanagari per se.</text:span></text:p>
            </text:list-item>
            <text:list-item>
              <text:p text:style-name="P7"><text:span text:style-name="T3">Tamil may have been inspired with contact with this script. </text:span></text:p>
            </text:list-item>
            <text:list-item>
              <text:p text:style-name="P7"><text:span text:style-name="T3">Tamil and Telegu likely influenced by each other</text:span></text:p>
            </text:list-item>
          </text:list>
        </text:list-item>
        <text:list-item>
          <text:p text:style-name="P7"><text:span text:style-name="T3">Telegu 500-1000AD independnet scripts and literature</text:span></text:p>
        </text:list-item>
        <text:list-item>
          <text:p text:style-name="P7"><text:span text:style-name="T3">Tamil: 1</text:span><text:span text:style-name="T4">st</text:span><text:span text:style-name="T3"> Cen. BC independent literature </text:span></text:p>
        </text:list-item>
        <text:list-item>
          <text:p text:style-name="P7"><text:span text:style-name="T3">Sanskrit and English words, directly or indirectly, from Sanskrit (Guru, Zen, Cashmere, Candy, etc)</text:span></text:p>
        </text:list-item>
        <text:list-item>
          <text:p text:style-name="P8"><text:span text:style-name="T3">Sanskrit was the English of the early middle ages.. prestige language that comes from India</text:span></text:p>
        </text:list-item>
        <text:list-item>
          <text:p text:style-name="P8">Reasons for spread: Religious languages, Prestige languages, Conquest languages</text:p>
        </text:list-item>
        <text:list-item>
          <text:p text:style-name="P8"><text:span text:style-name="T3">Thai script likely from Tamil or Telegu. Sanskrit words for religious or spiritual words, some modern words from English</text:span></text:p>
        </text:list-item>
      </text:list>
      <text:p text:style-name="P9"><text:span text:style-name="T3"/></text:p>
      <text:p text:style-name="P9"><text:span text:style-name="T3"/></text:p>
      <text:p text:style-name="P4"><text:span text:style-name="T3">Word Order and Language Universals</text:span></text:p>
      <text:p text:style-name="P4"><text:span text:style-name="T3"/></text:p>
      <text:list text:style-name="L2">
        <text:list-item>
          <text:p text:style-name="P10"><text:span text:style-name="T3">In both Hindi and Telegu, it goes Subject Object Verb. </text:span></text:p>
          <text:list>
            <text:list-item>
              <text:p text:style-name="P10"><text:span text:style-name="T3">Also, prepositions after the noun. “This Book Ramesh for is”</text:span></text:p>
            </text:list-item>
            <text:list-item>
              <text:p text:style-name="P10"><text:span text:style-name="T3">And possession: posessor then preposition (post position)</text:span></text:p>
            </text:list-item>
            <text:list-item>
              <text:p text:style-name="P10"><text:span text:style-name="T3">Everything seems “backwards” in terms of word order</text:span></text:p>
            </text:list-item>
            <text:list-item>
              <text:p text:style-name="P10"><text:span text:style-name="T3">The same idea is in Japanese and Turkish</text:span></text:p>
            </text:list-item>
          </text:list>
        </text:list-item>
        <text:list-item>
          <text:p text:style-name="P10"><text:span text:style-name="T3">Around the world, we can predict that an</text:span> OV language will have post-positions, and possessor before the noun<text:span text:style-name="T3"> (with post-positions if used)</text:span></text:p>
          <text:list>
            <text:list-item>
              <text:p text:style-name="P11"><text:span text:style-name="T3">The opposite is usually true: VO order suggests prepositions and noun before possessor</text:span></text:p>
            </text:list-item>
          </text:list>
        </text:list-item>
        <text:list-item>
          <text:p text:style-name="P10"><text:span text:style-name="T3">This suggests that languages are not just systems of rules, but that the rules themselves may be inter-related and inter-dependent. </text:span></text:p>
          <text:list>
            <text:list-item>
              <text:p text:style-name="P10"><text:span text:style-name="T3">There may be only a couple of basic “patterns” for how a language can work</text:span></text:p>
            </text:list-item>
            <text:list-item>
              <text:p text:style-name="P11"><text:span text:style-name="T3">If so, does this suggest something about languages and the brain? Some patterns may be way more common than others</text:span></text:p>
            </text:list-item>
            <text:list-item>
              <text:p text:style-name="P11"><text:soft-page-break/><text:span text:style-name="T3">Language data may begin to be cognitive or psychological data!</text:span></text:p>
            </text:list-item>
          </text:list>
        </text:list-item>
        <text:list-item>
          <text:p text:style-name="P11"><text:span text:style-name="T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4:28:03.337746387</meta:creation-date>
    <dc:date>2025-09-17T15:18:35.404297576</dc:date>
    <meta:editing-duration>PT5M35S</meta:editing-duration>
    <meta:editing-cycles>1</meta:editing-cycles>
    <meta:document-statistic meta:table-count="0" meta:image-count="0" meta:object-count="0" meta:page-count="2" meta:paragraph-count="38" meta:word-count="461" meta:character-count="2784" meta:non-whitespace-character-count="2389"/>
    <meta:generator>LibreOffice/24.2.7.2$Linux_X86_64 LibreOffice_project/420$Build-2</meta:generator>
  </office:meta>
</office:document-meta>
</file>